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3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table:number-columns-repeated="2"/>
          <table:table-cell table:formula="of:=SUM([.G3];[.G32];[.G61];[.G91];[.G121];[.J2])" office:value-type="float" office:value="54300" calcext:value-type="float">
            <text:p>543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)" office:value-type="float" office:value="100000" calcext:value-type="float">
            <text:p>1000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45700" calcext:value-type="float">
            <text:p>457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5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1834.7826086956" calcext:value-type="float">
            <text:p>41834.7826086956</text:p>
          </table:table-cell>
          <table:table-cell table:style-name="ce29" office:value-type="float" office:value="12400" calcext:value-type="float">
            <text:p>12400</text:p>
          </table:table-cell>
          <table:table-cell/>
          <table:table-cell table:formula="of:=SUM([.K5:.K29])" office:value-type="float" office:value="195600" calcext:value-type="float">
            <text:p>195600</text:p>
          </table:table-cell>
          <table:table-cell table:number-columns-repeated="2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table:number-columns-repeated="4"/>
          <table:table-cell table:style-name="ce15" table:formula="of:=SUM([.B32:.F32])" office:value-type="float" office:value="8400" calcext:value-type="float">
            <text:p>84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9:.F59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];[.C59];[.E59];[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E59])" office:value-type="float" office:value="365.217391304348" calcext:value-type="float">
            <text:p>365.2173913043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9:.F59])" office:value-type="float" office:value="365.217391304348" calcext:value-type="float">
            <text:p>365.2173913043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Zori</text:p>
          </table:table-cell>
          <table:table-cell table:number-columns-repeated="4"/>
        </table:table-row>
        <table:table-row table:style-name="ro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9:.F59])" office:value-type="float" office:value="365.217391304348" calcext:value-type="float">
            <text:p>365.2173913043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8400" calcext:value-type="float">
            <text:p>8400</text:p>
          </table:table-cell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4"/>
        </table:table-row>
        <table:table-row table:style-name="ro12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1:13:36.937141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15T11:14:35.597411010</dc:date>
    <meta:editing-duration>P9DT7H26M21S</meta:editing-duration>
    <meta:editing-cycles>2936</meta:editing-cycles>
    <meta:generator>LibreOffice/4.2.8.2$Linux_X86_64 LibreOffice_project/420m0$Build-2</meta:generator>
    <meta:document-statistic meta:table-count="17" meta:cell-count="7912" meta:object-count="0"/>
  </office:meta>
</office:document-meta>
</file>